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819" officeooo:paragraph-rsid="0009b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</text:p>
      <text:p text:style-name="P1"/>
      <text:p text:style-name="P1">Analise: Parte onde serão elicitados os requisitos para a criação do software.</text:p>
      <text:p text:style-name="P1">Projeto: <text:s/>Onde sera criado o projeto e documentação do software a ser desenvolvido.</text:p>
      <text:p text:style-name="P1">Implementação: Nesta etapa será criado e desenvolvido o código fonte do software.</text:p>
      <text:p text:style-name="P1">Teste: Etapa de verificar erros e testar se o software desenvolvido funciona como deveria.</text:p>
      <text:p text:style-name="P1">Implantação: Etapa de entrega ao cliente o software <text:s/>que foi desenvolvid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0:33:53.248808641</meta:creation-date>
    <dc:date>2017-11-24T20:45:19.840414895</dc:date>
    <meta:editing-duration>PT16S</meta:editing-duration>
    <meta:editing-cycles>1</meta:editing-cycles>
    <meta:document-statistic meta:table-count="0" meta:image-count="0" meta:object-count="0" meta:page-count="1" meta:paragraph-count="6" meta:word-count="63" meta:character-count="408" meta:non-whitespace-character-count="349"/>
    <meta:generator>LibreOffice/5.1.6.2$Linux_X86_64 LibreOffice_project/10m0$Build-2</meta:generator>
  </office:meta>
</office:document-meta>
</file>